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09bd" officeooo:paragraph-rsid="000f09bd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6pt" fo:font-style="italic" fo:font-weight="bold" officeooo:rsid="000f09bd" officeooo:paragraph-rsid="000f09b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2pt" fo:font-style="italic" fo:font-weight="bold" officeooo:rsid="000f09bd" officeooo:paragraph-rsid="000f09b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style:font-name="sans-serif" fo:font-size="12pt" officeooo:paragraph-rsid="000d0f29"/>
    </style:style>
    <style:style style:name="P5" style:family="paragraph" style:parent-style-name="Standard">
      <style:text-properties style:font-name="sans-serif" fo:font-size="12pt" officeooo:rsid="000f09bd" officeooo:paragraph-rsid="000f09bd"/>
    </style:style>
    <style:style style:name="P6" style:family="paragraph" style:parent-style-name="Standard">
      <style:text-properties style:font-name="sans-serif" fo:font-size="12pt" officeooo:rsid="000f09bd" officeooo:paragraph-rsid="000d0f29"/>
    </style:style>
    <style:style style:name="P7" style:family="paragraph" style:parent-style-name="Standard">
      <style:text-properties style:font-name="sans-serif" fo:font-size="12pt" officeooo:rsid="000ff0e7" officeooo:paragraph-rsid="000f09bd"/>
    </style:style>
    <style:style style:name="P8" style:family="paragraph" style:parent-style-name="Standard">
      <style:text-properties style:font-name="sans-serif" fo:font-size="12pt" officeooo:rsid="0010d7e5" officeooo:paragraph-rsid="000f09bd"/>
    </style:style>
    <style:style style:name="P9" style:family="paragraph" style:parent-style-name="Standard">
      <style:text-properties style:font-name="sans-serif" fo:font-size="12pt" officeooo:rsid="000d0f29" officeooo:paragraph-rsid="000d0f29"/>
    </style:style>
    <style:style style:name="P10" style:family="paragraph" style:parent-style-name="Standard">
      <style:text-properties style:font-name="sans-serif" fo:font-size="12pt" officeooo:rsid="0011c74d" officeooo:paragraph-rsid="0011c74d"/>
    </style:style>
    <style:style style:name="P11" style:family="paragraph" style:parent-style-name="Standard">
      <style:text-properties officeooo:rsid="000f09bd" officeooo:paragraph-rsid="000f09bd"/>
    </style:style>
    <style:style style:name="P12" style:family="paragraph" style:parent-style-name="Standard">
      <style:text-properties officeooo:rsid="000f09bd" officeooo:paragraph-rsid="00194a88"/>
    </style:style>
    <style:style style:name="P13" style:family="paragraph" style:parent-style-name="Standard">
      <style:text-properties officeooo:rsid="000d0f29" officeooo:paragraph-rsid="000d0f29"/>
    </style:style>
    <style:style style:name="P14" style:family="paragraph" style:parent-style-name="Standard">
      <style:text-properties officeooo:rsid="001cf203" officeooo:paragraph-rsid="001cf203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ff0e7"/>
    </style:style>
    <style:style style:name="T3" style:family="text">
      <style:text-properties style:font-name="sans-serif" fo:font-size="12pt" officeooo:rsid="0010d7e5"/>
    </style:style>
    <style:style style:name="T4" style:family="text">
      <style:text-properties style:font-name="sans-serif" fo:font-size="12pt" officeooo:rsid="00194a88"/>
    </style:style>
    <style:style style:name="T5" style:family="text">
      <style:text-properties style:font-name="sans-serif" fo:font-size="12pt" officeooo:rsid="0019c2ea"/>
    </style:style>
    <style:style style:name="T6" style:family="text">
      <style:text-properties style:font-name="sans-serif" fo:font-size="12pt" officeooo:rsid="001ba171"/>
    </style:style>
    <style:style style:name="T7" style:family="text">
      <style:text-properties officeooo:rsid="00194a88"/>
    </style:style>
    <style:style style:name="T8" style:family="text">
      <style:text-properties officeooo:rsid="001ba171"/>
    </style:style>
    <style:style style:name="T9" style:family="text">
      <style:text-properties officeooo:rsid="001cf203"/>
    </style:style>
    <style:style style:name="T10" style:family="text">
      <style:text-properties style:text-line-through-style="none" style:text-line-through-type="none" style:font-name="sans-serif" fo:font-size="12pt" fo:font-style="normal" fo:font-weight="bold" officeooo:rsid="001cf203" style:font-style-asian="normal" style:font-weight-asian="bold" style:font-style-complex="normal" style:font-weight-complex="bold"/>
    </style:style>
    <style:style style:name="T11" style:family="text">
      <style:text-properties style:text-line-through-style="none" style:text-line-through-type="none" style:font-name="sans-serif" fo:font-size="12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line-through-style="none" style:text-line-through-type="none" style:font-name="sans-serif" fo:font-size="12pt" fo:font-style="normal" fo:font-weight="normal" officeooo:rsid="001cf203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SSIGNMENT –<text:span text:style-name="T7">3</text:span></text:p>
      <text:p text:style-name="P3">Diptanshu Mittal </text:p>
      <text:p text:style-name="P3">2018232</text:p>
      <text:p text:style-name="P4"/>
      <text:p text:style-name="P5"/>
      <text:p text:style-name="P1"><text:span text:style-name="T1">1.</text:span><text:span text:style-name="T2">The code consist of </text:span><text:span text:style-name="T4">three</text:span><text:span text:style-name="T2"> files:-</text:span></text:p>
      <text:p text:style-name="P7"/>
      <text:p text:style-name="P7">- <text:span text:style-name="T7">Writer</text:span>.c – Which serve the purpose of the <text:span text:style-name="T8">writer</text:span> and connects to the srever via a socket connection and works <text:span text:style-name="T8">on sending messages to the shared queue.</text:span></text:p>
      <text:p text:style-name="P7"/>
      <text:p text:style-name="P1"><text:span text:style-name="T2">-Server.c – Which servers the purpose of the server and makes a unique socket connection for each of the </text:span><text:span text:style-name="T3">clients getting connected by the accept function and also makes a unique thread for each of the client connected by the clientThread function. </text:span><text:span text:style-name="T6">Also it has the shared queue which stores the messages and has the mutex lock.</text:span></text:p>
      <text:p text:style-name="P1"><text:span text:style-name="T3"/></text:p>
      <text:p text:style-name="P12"><text:span text:style-name="T2">-</text:span><text:span text:style-name="T4">R</text:span><text:span text:style-name="T5">e</text:span><text:span text:style-name="T4">ader</text:span><text:span text:style-name="T2">.c – Which servers the purpose of </text:span><text:span text:style-name="T5">reader and is connected to the server with a unique socket number and reades all the data from the shared queue </text:span><text:span text:style-name="T6">present on the </text:span></text:p>
      <text:p text:style-name="P8"/>
      <text:p text:style-name="P8">Used socket(PF_INET, SOCK_STREAM, 0); to create a socket.</text:p>
      <text:p text:style-name="P8">Used struct sockaddr_in to set up the server.</text:p>
      <text:p text:style-name="P8">Used bind to connect the client with server. It basically binds the socket to the address and port number.</text:p>
      <text:p text:style-name="P8">Used listen to place server socket in passive mode so that it makes the server wait until client tries to connect.</text:p>
      <text:p text:style-name="P8">Used Accept, to get the first connection request on the queue of pending connections for the listening socket, sockfd, creates a new connected socket, and returns a new file descriptor referring to that socket.</text:p>
      <text:p text:style-name="P8"/>
      <text:p text:style-name="P8"/>
      <text:p text:style-name="P5"/>
      <text:p text:style-name="P9">2. Go to the directory in which the files are present and open terminal in the file. After this type - “make”. And now run the binary files generated in different terminal, first open the server and then open the <text:span text:style-name="T9">writer</text:span> <text:span text:style-name="T9">and reader </text:span>file in different terminals.</text:p>
      <text:p text:style-name="P9"/>
      <text:p text:style-name="P9">3. The user can give the user :-</text:p>
      <text:p text:style-name="P13"><text:span text:style-name="T1"><text:s text:c="4"/></text:span><text:span text:style-name="T10">WRITER-</text:span><text:span text:style-name="T12">First type WRITE and press enter and then type the messgae to be added to the shared queue on the server.</text:span></text:p>
      <text:p text:style-name="P13"><text:span text:style-name="T12"><text:s text:c="4"/></text:span><text:span text:style-name="T10">READER-</text:span><text:span text:style-name="T12">There are 2 types of command possible:-</text:span></text:p>
      <text:p text:style-name="P14"><text:span text:style-name="T11">1.READ-To read all the data in the shared queue.</text:span></text:p>
      <text:p text:style-name="P14"><text:span text:style-name="T11">2.DEQUEUE- To dequeue the data from the shared queue.</text:span></text:p>
      <text:p text:style-name="P14"><text:span text:style-name="T11"/></text:p>
      <text:p text:style-name="P6"/>
      <text:p text:style-name="P5">4. Whenever the user sends a message their is a confirmation message or a error telling about the error</text:p>
      <text:p text:style-name="P5">In the DATASET command the list of all the available client number along with their socket number <text:s/>is displayed.</text:p>
      <text:p text:style-name="P5"><text:soft-page-break/></text:p>
      <text:p text:style-name="P5">5. If the user has enterd incorrect client number then the error message is <text:s text:c="7"/>displayed.</text:p>
      <text:p text:style-name="P5">If the user has enterd the command in the worng format or the command entered is not available.</text:p>
      <text:p text:style-name="P5"/>
      <text:p text:style-name="P5"/>
      <text:p text:style-name="P5"/>
      <text:p text:style-name="P5"/>
      <text:p text:style-name="P10">Refrences:- <text:s text:c="3"/></text:p>
      <text:p text:style-name="P10"/>
      <text:p text:style-name="P10">GITHUB :- https://gist.github.com/Abhey/47e09377a527acfc2480dbc5515df8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2:55:59.780553438</meta:creation-date>
    <dc:date>2019-11-17T19:09:19.297798741</dc:date>
    <meta:editing-duration>PT30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390" meta:character-count="2298" meta:non-whitespace-character-count="1907"/>
  </office:meta>
</office:document-meta>
</file>